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office:value-type="float" office:value="6194653" calcext:value-type="float">
            <text:p>6194653</text:p>
          </table:table-cell>
          <table:table-cell table:style-name="ce42" office:value-type="percentage" office:value="0.0012" calcext:value-type="percentage">
            <text:p>0.12%</text:p>
          </table:table-cell>
          <table:table-cell table:style-name="ce37" office:value-type="float" office:value="1010537" calcext:value-type="float">
            <text:p>1010537</text:p>
          </table:table-cell>
          <table:table-cell table:style-name="ce42" office:value-type="percentage" office:value="0.0011" calcext:value-type="percentage">
            <text:p>0.11%</text:p>
          </table:table-cell>
          <table:table-cell table:style-name="ce37" office:value-type="float" office:value="81950247" calcext:value-type="float">
            <text:p>81950247</text:p>
          </table:table-cell>
          <table:table-cell table:style-name="ce37" office:value-type="float" office:value="89338" calcext:value-type="float">
            <text:p>89338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17855" calcext:value-type="float">
            <text:p>9117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office:value-type="float" office:value="6198908" calcext:value-type="float">
            <text:p>6198908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1011096" calcext:value-type="float">
            <text:p>1011096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81988278" calcext:value-type="float">
            <text:p>81988278</text:p>
          </table:table-cell>
          <table:table-cell table:style-name="ce37" office:value-type="float" office:value="89368" calcext:value-type="float">
            <text:p>89368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19019" calcext:value-type="float">
            <text:p>91190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office:value-type="float" office:value="6200942" calcext:value-type="float">
            <text:p>6200942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1431" calcext:value-type="float">
            <text:p>101143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06101" calcext:value-type="float">
            <text:p>82006101</text:p>
          </table:table-cell>
          <table:table-cell table:style-name="ce37" office:value-type="float" office:value="89391" calcext:value-type="float">
            <text:p>89391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37" office:value-type="float" office:value="9124531" calcext:value-type="float">
            <text:p>9124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office:value-type="float" office:value="6203721" calcext:value-type="float">
            <text:p>6203721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11821" calcext:value-type="float">
            <text:p>101182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31032" calcext:value-type="float">
            <text:p>82031032</text:p>
          </table:table-cell>
          <table:table-cell table:style-name="ce37" office:value-type="float" office:value="89432" calcext:value-type="float">
            <text:p>89432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28210" calcext:value-type="float">
            <text:p>9128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office:value-type="float" office:value="6206199" calcext:value-type="float">
            <text:p>6206199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2145" calcext:value-type="float">
            <text:p>1012145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60148" calcext:value-type="float">
            <text:p>82060148</text:p>
          </table:table-cell>
          <table:table-cell table:style-name="ce37" office:value-type="float" office:value="89461" calcext:value-type="float">
            <text:p>8946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30644" calcext:value-type="float">
            <text:p>9130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office:value-type="float" office:value="6210832" calcext:value-type="float">
            <text:p>6210832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12461" calcext:value-type="float">
            <text:p>101246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103067" calcext:value-type="float">
            <text:p>82103067</text:p>
          </table:table-cell>
          <table:table-cell table:style-name="ce37" office:value-type="float" office:value="89522" calcext:value-type="float">
            <text:p>8952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33351" calcext:value-type="float">
            <text:p>913335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office:value-type="float" office:value="6212738" calcext:value-type="float">
            <text:p>621273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3044" calcext:value-type="float">
            <text:p>101304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133342" calcext:value-type="float">
            <text:p>82133342</text:p>
          </table:table-cell>
          <table:table-cell table:style-name="ce32" office:value-type="float" office:value="89539" calcext:value-type="float">
            <text:p>8953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34145" calcext:value-type="float">
            <text:p>913414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office:value-type="float" office:value="6217474" calcext:value-type="float">
            <text:p>621747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14114" calcext:value-type="float">
            <text:p>1014114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192880" calcext:value-type="float">
            <text:p>82192880</text:p>
          </table:table-cell>
          <table:table-cell table:style-name="ce32" office:value-type="float" office:value="89555" calcext:value-type="float">
            <text:p>8955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35078" calcext:value-type="float">
            <text:p>91350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office:value-type="float" office:value="6221185" calcext:value-type="float">
            <text:p>622118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4902" calcext:value-type="float">
            <text:p>101490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252965" calcext:value-type="float">
            <text:p>82252965</text:p>
          </table:table-cell>
          <table:table-cell table:style-name="ce32" office:value-type="float" office:value="89675" calcext:value-type="float">
            <text:p>8967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49794" calcext:value-type="float">
            <text:p>9149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office:value-type="float" office:value="6223706" calcext:value-type="float">
            <text:p>622370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15357" calcext:value-type="float">
            <text:p>1015357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2295768" calcext:value-type="float">
            <text:p>8229576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office:value-type="float" office:value="6224297" calcext:value-type="float">
            <text:p>622429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1015441" calcext:value-type="float">
            <text:p>101544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09113" calcext:value-type="float">
            <text:p>82309113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7" calcext:value-type="date">
            <text:p>04/17/22</text:p>
          </table:table-cell>
          <table:table-cell table:style-name="ce32" office:value-type="float" office:value="6226248" calcext:value-type="float">
            <text:p>622624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5451" calcext:value-type="float">
            <text:p>10154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16348" calcext:value-type="float">
            <text:p>8231634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8" calcext:value-type="date">
            <text:p>04/18/22</text:p>
          </table:table-cell>
          <table:table-cell table:style-name="ce32" office:value-type="float" office:value="6228126" calcext:value-type="float">
            <text:p>622812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5784" calcext:value-type="float">
            <text:p>1015784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377156" calcext:value-type="float">
            <text:p>82377156</text:p>
          </table:table-cell>
          <table:table-cell table:style-name="ce32" office:value-type="float" office:value="89817" calcext:value-type="float">
            <text:p>898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60023" calcext:value-type="float">
            <text:p>9160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9" calcext:value-type="date">
            <text:p>04/19/22</text:p>
          </table:table-cell>
          <table:table-cell table:style-name="ce32" office:value-type="float" office:value="6231549" calcext:value-type="float">
            <text:p>623154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1016159" calcext:value-type="float">
            <text:p>1016159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416687" calcext:value-type="float">
            <text:p>82416687</text:p>
          </table:table-cell>
          <table:table-cell table:style-name="ce32" office:value-type="float" office:value="89829" calcext:value-type="float">
            <text:p>89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60884" calcext:value-type="float">
            <text:p>91608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0" calcext:value-type="date">
            <text:p>04/20/22</text:p>
          </table:table-cell>
          <table:table-cell table:style-name="ce32" office:value-type="float" office:value="6235087" calcext:value-type="float">
            <text:p>62350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1017093" calcext:value-type="float">
            <text:p>1017093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2488517" calcext:value-type="float">
            <text:p>82488517</text:p>
          </table:table-cell>
          <table:table-cell table:style-name="ce32" office:value-type="float" office:value="89964" calcext:value-type="float">
            <text:p>89964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32" office:value-type="float" office:value="9171536" calcext:value-type="float">
            <text:p>91715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1" calcext:value-type="date">
            <text:p>04/21/22</text:p>
          </table:table-cell>
          <table:table-cell table:style-name="ce32" office:value-type="float" office:value="6239826" calcext:value-type="float">
            <text:p>6239826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7603" calcext:value-type="float">
            <text:p>101760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565021" calcext:value-type="float">
            <text:p>82565021</text:p>
          </table:table-cell>
          <table:table-cell table:style-name="ce32" office:value-type="float" office:value="90082" calcext:value-type="float">
            <text:p>9008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81542" calcext:value-type="float">
            <text:p>918154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2" calcext:value-type="date">
            <text:p>04/22/22</text:p>
          </table:table-cell>
          <table:table-cell table:style-name="ce32" office:value-type="float" office:value="6243822" calcext:value-type="float">
            <text:p>6243822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8154" calcext:value-type="float">
            <text:p>101815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628089" calcext:value-type="float">
            <text:p>82628089</text:p>
          </table:table-cell>
          <table:table-cell table:style-name="ce32" office:value-type="float" office:value="90145" calcext:value-type="float">
            <text:p>9014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191546" calcext:value-type="float">
            <text:p>91915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3" calcext:value-type="date">
            <text:p>04/23/22</text:p>
          </table:table-cell>
          <table:table-cell table:style-name="ce32" office:value-type="float" office:value="6245281" calcext:value-type="float">
            <text:p>624528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8246" calcext:value-type="float">
            <text:p>101824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647915" calcext:value-type="float">
            <text:p>82647915</text:p>
          </table:table-cell>
          <table:table-cell table:style-name="ce32" office:value-type="float" office:value="90145" calcext:value-type="float">
            <text:p>90145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91546" calcext:value-type="float">
            <text:p>91915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4" calcext:value-type="date">
            <text:p>04/24/22</text:p>
          </table:table-cell>
          <table:table-cell table:style-name="ce32" office:value-type="float" office:value="6246578" calcext:value-type="float">
            <text:p>624657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1018335" calcext:value-type="float">
            <text:p>101833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2662748" calcext:value-type="float">
            <text:p>82662748</text:p>
          </table:table-cell>
          <table:table-cell table:style-name="ce32" office:value-type="float" office:value="90145" calcext:value-type="float">
            <text:p>90145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91546" calcext:value-type="float">
            <text:p>91915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5" calcext:value-type="date">
            <text:p>04/25/22</text:p>
          </table:table-cell>
          <table:table-cell table:style-name="ce32" office:value-type="float" office:value="6248538" calcext:value-type="float">
            <text:p>624853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8572" calcext:value-type="float">
            <text:p>101857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2731281" calcext:value-type="float">
            <text:p>82731281</text:p>
          </table:table-cell>
          <table:table-cell table:style-name="ce32" office:value-type="float" office:value="90159" calcext:value-type="float">
            <text:p>9015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96031" calcext:value-type="float">
            <text:p>91960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6" calcext:value-type="date">
            <text:p>04/26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7" calcext:value-type="date">
            <text:p>04/27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8" calcext:value-type="date">
            <text:p>04/28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9" calcext:value-type="date">
            <text:p>04/29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30" calcext:value-type="date">
            <text:p>04/30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1" calcext:value-type="date">
            <text:p>05/01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2" calcext:value-type="date">
            <text:p>05/02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3" calcext:value-type="date">
            <text:p>05/03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4" calcext:value-type="date">
            <text:p>05/04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5" calcext:value-type="date">
            <text:p>05/05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7">
          <table:table-cell table:style-name="ce32" table:number-columns-repeated="7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90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8:31:27.41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25T18:50:06.599000000</dc:date>
    <meta:editing-duration>P1DT9H28M5S</meta:editing-duration>
    <meta:editing-cycles>332</meta:editing-cycles>
    <meta:generator>LibreOffice/7.2.5.2$Windows_X86_64 LibreOffice_project/499f9727c189e6ef3471021d6132d4c694f357e5</meta:generator>
    <meta:document-statistic meta:table-count="1" meta:cell-count="7048" meta:object-count="0"/>
  </office:meta>
</office:document-meta>
</file>